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20c" officeooo:paragraph-rsid="0010a20c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20pt" officeooo:rsid="0010a20c" officeooo:paragraph-rsid="0010a2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officeooo:rsid="0010a20c" officeooo:paragraph-rsid="0010a20c" style:font-size-asian="16pt" style:font-size-complex="16pt"/>
    </style:style>
    <style:style style:name="P4" style:family="paragraph" style:parent-style-name="Standard">
      <style:text-properties fo:font-size="14pt" officeooo:rsid="00129e76" officeooo:paragraph-rsid="00129e76" style:font-size-asian="14pt" style:font-size-complex="14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4pt" officeooo:rsid="00129e76" officeooo:paragraph-rsid="00129e76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4pt" officeooo:rsid="00129e76" officeooo:paragraph-rsid="00148237" style:font-size-asian="14pt" style:font-size-complex="14pt"/>
    </style:style>
    <style:style style:name="T1" style:family="text">
      <style:text-properties officeooo:rsid="001482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a</text:p>
      <text:p text:style-name="P3">by TEAM META</text:p>
      <text:p text:style-name="P3">01.03.2016</text:p>
      <text:p text:style-name="P1"/>
      <text:p text:style-name="P1"/>
      <text:p text:style-name="P1"/>
      <text:p text:style-name="P4">1. Methodology</text:p>
      <text:p text:style-name="P5">- ideas, why do they fit our case</text:p>
      <text:p text:style-name="P6">- values</text:p>
      <text:p text:style-name="P5">- how to make it work for our project</text:p>
      <text:p text:style-name="P4">2. Research</text:p>
      <text:p text:style-name="P5">- codes <text:span text:style-name="T1">for identification</text:span></text:p>
      <text:p text:style-name="P5">- methodologies</text:p>
      <text:p text:style-name="P4">3. Learn<text:span text:style-name="T1">ing</text:span></text:p>
      <text:p text:style-name="P5">- php</text:p>
      <text:p text:style-name="P5">- setting up MySQL</text:p>
      <text:p text:style-name="P5">- password storing, hashing, sal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9:54:00.830740297</meta:creation-date>
    <dc:date>2016-03-01T00:01:51.309352080</dc:date>
    <meta:editing-duration>PT16M21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14" meta:word-count="47" meta:character-count="242" meta:non-whitespace-character-count="209"/>
  </office:meta>
</office:document-meta>
</file>